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size-complex="10pt"/>
    </style:style>
    <style:style style:name="P2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4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tyle="italic" style:font-style-asian="italic" style:font-name-complex="Times New Roman"/>
    </style:style>
    <style:style style:name="T5" style:family="text">
      <style:text-properties style:font-name="Times New Roman" fo:font-size="13pt" style:font-size-asian="13pt" style:font-name-complex="Times New Roman" style:font-size-complex="13pt"/>
    </style:style>
    <style:style style:name="T6" style:family="text">
      <style:text-properties style:font-name="Times New Roman" fo:font-size="13pt" fo:font-style="italic" style:font-size-asian="13pt" style:font-style-asian="italic" style:font-name-complex="Times New Roman" style:font-size-complex="13pt"/>
    </style:style>
    <style:style style:name="T7" style:family="text">
      <style:text-properties style:text-underline-mode="continuous" style:text-overline-mode="continuous" style:text-line-through-mode="continuous"/>
    </style:style>
    <text:list-style style:name="L1">
      <text:list-level-style-bullet text:level="1" text:style-name="WW_5f_CharLFO21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Teoria T06</text:span></text:p>
      <text:p text:style-name="P1"/>
      <text:p text:style-name="P2"/>
      <text:p text:style-name="P3">Preencha o círculo dos itens verdadeiros e deixe em branco o dos falsos.</text:p>
      <text:list xml:id="list292280349" text:style-name="L1">
        <text:list-item>
          <text:p text:style-name="P6">O algoritmo K-Means busca minimizar a soma das distâncias intra-classe para um dado número de clusters.</text:p>
        </text:list-item>
        <text:list-item>
          <text:p text:style-name="P5"><text:span text:style-name="Fonte_20_parág._20_padrão"><text:span text:style-name="T5">Se utilizarmos o método </text:span></text:span><text:span text:style-name="Fonte_20_parág._20_padrão"><text:span text:style-name="T6">elbow</text:span></text:span><text:span text:style-name="Fonte_20_parág._20_padrão"><text:span text:style-name="T5">, o algoritmo K-Means pode convergir para o melhor K ao longo das iterações, eventualmente dispensando uma definição explícita do K inicial.</text:span></text:span></text:p>
        </text:list-item>
        <text:list-item>
          <text:p text:style-name="P6">Em um problema de agrupamento, o fato de todas as classes (com rótulos ocultos, naturalmente) possuírem médias iguais para cada característica necessariamente prejudica o desempenho do K-Means,</text:p>
        </text:list-item>
        <text:list-item>
          <text:p text:style-name="P6">O resultado do agrupamento via algoritmo K-Means++ é usualmente melhor que o do K-Means por não utilizar aleatoriedade para escolha de nenhum dos centroides iniciais.</text:p>
        </text:list-item>
        <text:list-item>
          <text:p text:style-name="P6">Em detrimento da melhor qualidade do agrupamento, o K-Means++ possui tempo de processamento usualmente mais alto que o do K-Means original em virtude do overhead para escolha dos centroides iniciais.</text:p>
        </text:list-item>
        <text:list-item>
          <text:p text:style-name="P6">Coeficiente Silhoutte com valor próximo à 1 (um) significa ótimo resultado de agrupamento </text:p>
        </text:list-item>
        <text:list-item>
          <text:p text:style-name="P6">Coeficiente Silhouette com valor bem próximo a zero significa que a maioria dos dados foram agrupados em clusters errados.</text:p>
        </text:list-item>
        <text:list-item>
          <text:p text:style-name="P5"><text:span text:style-name="Fonte_20_parág._20_padrão"><text:span text:style-name="T5">No DBSCAN, fixando-se o número mínimo de pontos necessários numa região para que um </text:span></text:span><text:span text:style-name="Fonte_20_parág._20_padrão"><text:span text:style-name="T6">core-point</text:span></text:span><text:span text:style-name="Fonte_20_parág._20_padrão"><text:span text:style-name="T5"> deseja definido, se aumentarmos o </text:span></text:span><text:span text:style-name="Fonte_20_parág._20_padrão"><text:span text:style-name="T6">eps</text:span></text:span><text:span text:style-name="Fonte_20_parág._20_padrão"><text:span text:style-name="T5">, a tendência é encontrarmos menos clusters.</text:span></text:span></text:p>
        </text:list-item>
        <text:list-item>
          <text:p text:style-name="P5"><text:span text:style-name="Fonte_20_parág._20_padrão"><text:span text:style-name="T5">No DBSCAN, fixando-se o </text:span></text:span><text:span text:style-name="Fonte_20_parág._20_padrão"><text:span text:style-name="T6">eps</text:span></text:span><text:span text:style-name="Fonte_20_parág._20_padrão"><text:span text:style-name="T5">, se aumentarmos o </text:span></text:span><text:span text:style-name="Fonte_20_parág._20_padrão"><text:span text:style-name="T6">minPts</text:span></text:span><text:span text:style-name="Fonte_20_parág._20_padrão"><text:span text:style-name="T5">, a tendência é que um número maior de dados sejam considerados ruídos.</text:span></text:span></text:p>
        </text:list-item>
        <text:list-item>
          <text:p text:style-name="P5"><text:span text:style-name="Fonte_20_parág._20_padrão"><text:span text:style-name="T5">Em um problema de agrupamento, o fato de todas as classes (com rótulos ocultos, naturalmente) possuírem médias iguais para cada característica necessariamente prejudica o desempenho do DBSCAN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21:00Z</meta:creation-date>
    <dc:date>2022-06-16T22:43:20.252628912</dc:date>
    <meta:print-date>2017-06-20T16:02:00Z</meta:print-date>
    <meta:editing-cycles>10</meta:editing-cycles>
    <meta:editing-duration>PT39S</meta:editing-duration>
    <meta:document-statistic meta:table-count="0" meta:image-count="0" meta:object-count="0" meta:page-count="1" meta:paragraph-count="12" meta:word-count="256" meta:character-count="1625" meta:non-whitespace-character-count="1390"/>
    <meta:template xlink:type="simple" xlink:actuate="onRequest" xlink:title="" xlink:href="Normal.dotm"/>
  </office:meta>
</office:document-meta>
</file>